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officeooo:rsid="000e396a" officeooo:paragraph-rsid="000e396a"/>
    </style:style>
    <style:style style:name="P3" style:family="paragraph" style:parent-style-name="Preformatted_20_Text">
      <style:text-properties officeooo:paragraph-rsid="000e396a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6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7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8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9" style:family="paragraph" style:parent-style-name="Preformatted_20_Text">
      <style:text-properties fo:color="#000000" fo:font-weight="normal" style:font-weight-asian="normal" style:font-weight-complex="normal"/>
    </style:style>
    <style:style style:name="P10" style:family="paragraph" style:parent-style-name="Preformatted_20_Text">
      <style:text-properties fo:color="#000000" officeooo:paragraph-rsid="00281541"/>
    </style:style>
    <style:style style:name="P11" style:family="paragraph" style:parent-style-name="Preformatted_20_Text">
      <style:text-properties fo:color="#000000" officeooo:paragraph-rsid="00294be8"/>
    </style:style>
    <style:style style:name="P12" style:family="paragraph" style:parent-style-name="Preformatted_20_Text">
      <style:text-properties fo:color="#000000" officeooo:rsid="00294be8" officeooo:paragraph-rsid="002a83d0"/>
    </style:style>
    <style:style style:name="P13" style:family="paragraph" style:parent-style-name="Preformatted_20_Text">
      <style:text-properties officeooo:rsid="0016930e" officeooo:paragraph-rsid="0016930e"/>
    </style:style>
    <style:style style:name="P14" style:family="paragraph" style:parent-style-name="Preformatted_20_Text">
      <style:text-properties officeooo:rsid="0019a2a3" officeooo:paragraph-rsid="0019a2a3"/>
    </style:style>
    <style:style style:name="P15" style:family="paragraph" style:parent-style-name="Preformatted_20_Text">
      <style:text-properties fo:color="#0000cd" fo:font-weight="bold" style:font-weight-asian="bold" style:font-weight-complex="bold"/>
    </style:style>
    <style:style style:name="P16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17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18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19" style:family="paragraph" style:parent-style-name="Preformatted_20_Text">
      <style:text-properties officeooo:paragraph-rsid="001fc096"/>
    </style:style>
    <style:style style:name="P20" style:family="paragraph" style:parent-style-name="Preformatted_20_Text">
      <style:text-properties officeooo:paragraph-rsid="0019a2a3"/>
    </style:style>
    <style:style style:name="P21" style:family="paragraph" style:parent-style-name="Preformatted_20_Text">
      <style:text-properties officeooo:rsid="002542ea" officeooo:paragraph-rsid="002542ea"/>
    </style:style>
    <style:style style:name="P22" style:family="paragraph" style:parent-style-name="Preformatted_20_Text">
      <style:text-properties officeooo:paragraph-rsid="002542ea"/>
    </style:style>
    <style:style style:name="P23" style:family="paragraph" style:parent-style-name="Preformatted_20_Text">
      <style:text-properties officeooo:paragraph-rsid="00281541"/>
    </style:style>
    <style:style style:name="P24" style:family="paragraph" style:parent-style-name="Preformatted_20_Text">
      <style:text-properties fo:color="#00a933" officeooo:paragraph-rsid="00281541"/>
    </style:style>
    <style:style style:name="P25" style:family="paragraph" style:parent-style-name="Preformatted_20_Text">
      <style:text-properties fo:color="#00a933" officeooo:rsid="00294be8" officeooo:paragraph-rsid="00294be8"/>
    </style:style>
    <style:style style:name="P26" style:family="paragraph" style:parent-style-name="Preformatted_20_Text">
      <style:text-properties fo:color="#00a933" officeooo:rsid="00294be8" officeooo:paragraph-rsid="002a83d0"/>
    </style:style>
    <style:style style:name="P27" style:family="paragraph" style:parent-style-name="Preformatted_20_Text">
      <style:text-properties fo:color="#00a933" style:font-name="Liberation Mono" fo:font-size="10pt" officeooo:rsid="007d526a" officeooo:paragraph-rsid="002b2479" style:font-size-asian="10pt" style:font-size-complex="10pt"/>
    </style:style>
    <style:style style:name="P28" style:family="paragraph" style:parent-style-name="Preformatted_20_Text">
      <style:text-properties fo:color="#00a933" style:font-name="Liberation Mono" fo:font-size="10pt" officeooo:rsid="007e9f53" officeooo:paragraph-rsid="002cc2c2" style:font-size-asian="10pt" style:font-size-complex="10pt"/>
    </style:style>
    <style:style style:name="P29" style:family="paragraph" style:parent-style-name="Preformatted_20_Text">
      <style:text-properties fo:color="#00a933" officeooo:paragraph-rsid="002b2479"/>
    </style:style>
    <style:style style:name="P30" style:family="paragraph" style:parent-style-name="Preformatted_20_Text">
      <style:text-properties fo:color="#00a933" officeooo:paragraph-rsid="002cc2c2"/>
    </style:style>
    <style:style style:name="P31" style:family="paragraph" style:parent-style-name="Preformatted_20_Text">
      <style:text-properties officeooo:paragraph-rsid="002b2479"/>
    </style:style>
    <style:style style:name="P32" style:family="paragraph" style:parent-style-name="Preformatted_20_Text">
      <style:text-properties officeooo:paragraph-rsid="002c5538"/>
    </style:style>
    <style:style style:name="P33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3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0000" style:font-name="Liberation Mono" fo:font-size="10pt" officeooo:rsid="007d526a" officeooo:paragraph-rsid="002b2479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officeooo:paragraph-rsid="001fc096"/>
    </style:style>
    <style:style style:name="P48" style:family="paragraph" style:parent-style-name="Standard">
      <style:paragraph-properties fo:text-align="start" style:justify-single-word="false"/>
      <style:text-properties officeooo:paragraph-rsid="00211977"/>
    </style:style>
    <style:style style:name="P49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color="#2a6099"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fo:background-color="transparent" loext:char-shading-value="0" style:font-weight-asian="bold" style:font-weight-complex="bold"/>
    </style:style>
    <style:style style:name="T28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29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30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33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4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35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36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37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38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39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40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41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42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43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44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45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46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47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48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49" style:family="text">
      <style:text-properties fo:color="#0000cd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50" style:family="text">
      <style:text-properties fo:color="#0000cd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1" style:family="text">
      <style:text-properties fo:color="#0000cd" style:font-name="Liberation Mono" fo:font-size="10pt" fo:font-weight="normal" officeooo:rsid="007e5789" style:font-size-asian="10pt" style:font-weight-asian="normal" style:font-size-complex="10pt" style:font-weight-complex="normal"/>
    </style:style>
    <style:style style:name="T52" style:family="text">
      <style:text-properties fo:color="#0000cd" officeooo:rsid="00226f2b"/>
    </style:style>
    <style:style style:name="T53" style:family="text">
      <style:text-properties officeooo:rsid="00108b38"/>
    </style:style>
    <style:style style:name="T54" style:family="text">
      <style:text-properties officeooo:rsid="0011fb9d"/>
    </style:style>
    <style:style style:name="T55" style:family="text">
      <style:text-properties fo:color="#00a933"/>
    </style:style>
    <style:style style:name="T56" style:family="text">
      <style:text-properties fo:color="#00a933" fo:font-weight="bold" style:font-weight-asian="bold" style:font-weight-complex="bold"/>
    </style:style>
    <style:style style:name="T57" style:family="text">
      <style:text-properties fo:color="#00a933" fo:font-weight="normal" officeooo:rsid="001a3cf0" style:font-weight-asian="normal" style:font-weight-complex="normal"/>
    </style:style>
    <style:style style:name="T58" style:family="text">
      <style:text-properties fo:color="#00a933" fo:font-weight="normal" officeooo:rsid="0011fb9d" style:font-weight-asian="normal" style:font-weight-complex="normal"/>
    </style:style>
    <style:style style:name="T59" style:family="text">
      <style:text-properties fo:color="#00a933" fo:font-weight="normal" officeooo:rsid="000e396a" style:font-weight-asian="normal" style:font-weight-complex="normal"/>
    </style:style>
    <style:style style:name="T60" style:family="text">
      <style:text-properties fo:color="#00a933" fo:font-weight="normal" officeooo:rsid="0013e258" style:font-weight-asian="normal" style:font-weight-complex="normal"/>
    </style:style>
    <style:style style:name="T6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6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6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64" style:family="text">
      <style:text-properties fo:color="#00a933" style:font-name="Liberation Mono" fo:font-size="10pt" fo:font-weight="normal" officeooo:rsid="007d526a" style:font-size-asian="10pt" style:font-weight-asian="normal" style:font-size-complex="10pt" style:font-weight-complex="normal"/>
    </style:style>
    <style:style style:name="T65" style:family="text">
      <style:text-properties fo:color="#00a933" style:font-name="Liberation Mono" fo:font-size="10pt" fo:font-weight="normal" officeooo:rsid="007e5789" style:font-size-asian="10pt" style:font-weight-asian="normal" style:font-size-complex="10pt" style:font-weight-complex="normal"/>
    </style:style>
    <style:style style:name="T66" style:family="text">
      <style:text-properties fo:color="#00a933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67" style:family="text">
      <style:text-properties fo:color="#00a933"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68" style:family="text">
      <style:text-properties fo:color="#00a933" style:font-name="Liberation Mono" fo:font-size="10pt" officeooo:rsid="007e9f53" style:font-size-asian="10pt" style:font-size-complex="10pt"/>
    </style:style>
    <style:style style:name="T69" style:family="text">
      <style:text-properties fo:color="#00a933" style:font-name="Liberation Mono" fo:font-size="10pt" officeooo:rsid="002c5538" style:font-size-asian="10pt" style:font-size-complex="10pt"/>
    </style:style>
    <style:style style:name="T70" style:family="text">
      <style:text-properties fo:color="#00a933" style:font-name="Liberation Mono" fo:font-size="10pt" fo:font-weight="bold" officeooo:rsid="007d526a" style:font-size-asian="10pt" style:font-weight-asian="bold" style:font-size-complex="10pt" style:font-weight-complex="bold"/>
    </style:style>
    <style:style style:name="T71" style:family="text">
      <style:text-properties fo:color="#00a933" style:font-name="Liberation Mono" fo:font-size="10pt" fo:font-weight="bold" officeooo:rsid="007e9f53" style:font-size-asian="10pt" style:font-weight-asian="bold" style:font-size-complex="10pt" style:font-weight-complex="bold"/>
    </style:style>
    <style:style style:name="T72" style:family="text">
      <style:text-properties fo:color="#00a933" style:font-name="Liberation Mono" fo:font-size="10pt" fo:font-weight="bold" officeooo:rsid="002c5538" style:font-size-asian="10pt" style:font-weight-asian="bold" style:font-size-complex="10pt" style:font-weight-complex="bold"/>
    </style:style>
    <style:style style:name="T73" style:family="text">
      <style:text-properties officeooo:rsid="0013e258"/>
    </style:style>
    <style:style style:name="T74" style:family="text">
      <style:text-properties officeooo:rsid="0014248a"/>
    </style:style>
    <style:style style:name="T75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78" style:family="text">
      <style:text-properties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79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80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83" style:family="text">
      <style:text-properties style:font-name="Liberation Mono" fo:font-size="10pt" fo:font-weight="bold" officeooo:rsid="00750e99" style:font-size-asian="10pt" style:font-weight-asian="bold" style:font-size-complex="10pt" style:font-weight-complex="bold"/>
    </style:style>
    <style:style style:name="T84" style:family="text">
      <style:text-properties style:font-name="Liberation Mono" fo:font-size="10pt" fo:font-weight="bold" officeooo:rsid="002a83d0" style:font-size-asian="10pt" style:font-weight-asian="bold" style:font-size-complex="10pt" style:font-weight-complex="bold"/>
    </style:style>
    <style:style style:name="T85" style:family="text">
      <style:text-properties style:font-name="Liberation Mono" fo:font-size="10pt" officeooo:rsid="00441a36" style:font-size-asian="10pt" style:font-size-complex="10pt"/>
    </style:style>
    <style:style style:name="T8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7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88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92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93" style:family="text">
      <style:text-properties style:font-name="Liberation Mono" fo:font-size="10pt" fo:font-weight="normal" officeooo:rsid="002a83d0" style:font-size-asian="10pt" style:font-weight-asian="normal" style:font-size-complex="10pt" style:font-weight-complex="normal"/>
    </style:style>
    <style:style style:name="T94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95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96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97" style:family="text">
      <style:text-properties officeooo:rsid="0015dbd2"/>
    </style:style>
    <style:style style:name="T98" style:family="text">
      <style:text-properties fo:color="#800080" style:font-name="Liberation Mono" fo:font-size="10pt" officeooo:rsid="00441a36" style:font-size-asian="10pt" style:font-size-complex="10pt"/>
    </style:style>
    <style:style style:name="T99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00" style:family="text">
      <style:text-properties fo:color="#800080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01" style:family="text">
      <style:text-properties fo:color="#800080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02" style:family="text">
      <style:text-properties fo:color="#800080"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03" style:family="text">
      <style:text-properties fo:color="#800080"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800080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05" style:family="text">
      <style:text-properties fo:color="#800080"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06" style:family="text">
      <style:text-properties fo:color="#800080" style:font-name="Liberation Mono" fo:font-size="10pt" fo:font-weight="normal" officeooo:rsid="002b2479" style:font-size-asian="10pt" style:font-weight-asian="normal" style:font-size-complex="10pt" style:font-weight-complex="normal"/>
    </style:style>
    <style:style style:name="T107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08" style:family="text">
      <style:text-properties fo:color="#800080"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09" style:family="text">
      <style:text-properties fo:color="#800080"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10" style:family="text">
      <style:text-properties fo:color="#800080"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11" style:family="text">
      <style:text-properties officeooo:rsid="0031d8af"/>
    </style:style>
    <style:style style:name="T112" style:family="text">
      <style:text-properties fo:color="#ff0000" officeooo:rsid="01322a9b"/>
    </style:style>
    <style:style style:name="T113" style:family="text">
      <style:text-properties fo:font-weight="normal" officeooo:rsid="000e396a" style:font-weight-asian="normal" style:font-weight-complex="normal"/>
    </style:style>
    <style:style style:name="T114" style:family="text">
      <style:text-properties fo:color="#000000" fo:font-weight="normal" style:font-weight-asian="normal" style:font-weight-complex="normal"/>
    </style:style>
    <style:style style:name="T115" style:family="text">
      <style:text-properties fo:color="#000000" fo:font-weight="normal" officeooo:rsid="001fc096" style:font-weight-asian="normal" style:font-weight-complex="normal"/>
    </style:style>
    <style:style style:name="T116" style:family="text">
      <style:text-properties fo:color="#000000" fo:font-weight="normal" officeooo:rsid="00226f2b" style:font-weight-asian="normal" style:font-weight-complex="normal"/>
    </style:style>
    <style:style style:name="T117" style:family="text">
      <style:text-properties fo:color="#000000" fo:font-weight="normal" officeooo:rsid="002444bc" style:font-weight-asian="normal" style:font-weight-complex="normal"/>
    </style:style>
    <style:style style:name="T118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119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120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21" style:family="text">
      <style:text-properties fo:color="#000000" style:font-name="Liberation Mono" fo:font-size="10pt" officeooo:rsid="00441a36" style:font-size-asian="10pt" style:font-size-complex="10pt"/>
    </style:style>
    <style:style style:name="T122" style:family="text">
      <style:text-properties fo:color="#000000" style:font-name="Liberation Mono" fo:font-size="10pt" officeooo:rsid="001fc096" style:font-size-asian="10pt" style:font-size-complex="10pt"/>
    </style:style>
    <style:style style:name="T123" style:family="text">
      <style:text-properties fo:color="#000000" style:font-name="Liberation Mono" fo:font-size="10pt" officeooo:rsid="013c4ccc" style:font-size-asian="10pt" style:font-size-complex="10pt"/>
    </style:style>
    <style:style style:name="T124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25" style:family="text">
      <style:text-properties fo:color="#000000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26" style:family="text">
      <style:text-properties fo:color="#000000"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27" style:family="text">
      <style:text-properties officeooo:rsid="003610d6"/>
    </style:style>
    <style:style style:name="T128" style:family="text">
      <style:text-properties officeooo:rsid="0018503b"/>
    </style:style>
    <style:style style:name="T129" style:family="text">
      <style:text-properties officeooo:rsid="001a3cf0"/>
    </style:style>
    <style:style style:name="T130" style:family="text">
      <style:text-properties officeooo:rsid="001de34a"/>
    </style:style>
    <style:style style:name="T131" style:family="text">
      <style:text-properties officeooo:rsid="001fc096"/>
    </style:style>
    <style:style style:name="T132" style:family="text">
      <style:text-properties officeooo:rsid="005bab04"/>
    </style:style>
    <style:style style:name="T133" style:family="text">
      <style:text-properties officeooo:rsid="002542ea"/>
    </style:style>
    <style:style style:name="T134" style:family="text">
      <style:text-properties officeooo:rsid="00272843"/>
    </style:style>
    <style:style style:name="T135" style:family="text">
      <style:text-properties officeooo:rsid="002b24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5">0) general:</text:p>
      <text:p text:style-name="P2"/>
      <text:p text:style-name="P45"><text:span text:style-name="T8">-</text:span><text:span text:style-name="T9">&gt; </text:span><text:span text:style-name="T8">// </text:span>- single line comments</text:p>
      <text:p text:style-name="P45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45"><text:span text:style-name="T8">-</text:span><text:span text:style-name="T11">&gt; int main() {... </text:span><text:span text:style-name="T12">return 0;</text:span><text:span text:style-name="T11">} </text:span><text:span text:style-name="T53">- starting point of program execution.</text:span></text:p>
      <text:p text:style-name="P3"><text:span text:style-name="T10">-&gt; sizeof() </text:span><text:span text:style-name="T1">- </text:span>Yields the size in bytes of the object representation of type</text:p>
      <text:p text:style-name="Preformatted_20_Text"><text:tab/><text:span text:style-name="T59">sizeof(int)<text:tab/></text:span><text:span text:style-name="T113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54"> - defining namespace</text:span></text:p>
      <text:p text:style-name="Preformatted_20_Text"><text:tab/><text:span text:style-name="T58">using namespace std;</text:span></text:p>
      <text:p text:style-name="P9"><text:span text:style-name="T13">-</text:span><text:span text:style-name="T14">&gt; using …;</text:span><text:span text:style-name="T73"> - enable to specify only what you need</text:span></text:p>
      <text:p text:style-name="Preformatted_20_Text"><text:span text:style-name="T114"><text:tab/></text:span><text:span text:style-name="T60">using std::cin;</text:span></text:p>
      <text:p text:style-name="Preformatted_20_Text"><text:span text:style-name="T8">-</text:span><text:span text:style-name="T15">&gt; </text:span><text:span text:style-name="T30">&lt;&lt;</text:span><text:span text:style-name="T15"> </text:span><text:span text:style-name="T74">- insertion operator</text:span></text:p>
      <text:p text:style-name="Preformatted_20_Text"><text:span text:style-name="T8">-</text:span><text:span text:style-name="T15">&gt; &gt;&gt;</text:span><text:span text:style-name="T74"> - extraction operator</text:span></text:p>
      <text:p text:style-name="Preformatted_20_Text"><text:span text:style-name="T8">-</text:span><text:span text:style-name="T22">&gt; const</text:span><text:span text:style-name="T129"> – declare constant variable, function</text:span></text:p>
      <text:p text:style-name="Preformatted_20_Text"><text:tab/><text:span text:style-name="T57">const int months_in_year {12};</text:span></text:p>
      <text:p text:style-name="P46"><text:span text:style-name="T27">-</text:span><text:span text:style-name="T28">&gt; </text:span><text:span text:style-name="T29">static_cast&lt;data_type&gt;(variable)</text:span><text:span text:style-name="T132"> - </text:span>e<text:span text:style-name="T132">xplicit type casting</text:span></text:p>
      <text:p text:style-name="P46"><text:tab/><text:span text:style-name="T55">num3 = </text:span><text:span text:style-name="T56">static_cast&lt;double&gt;(num1)</text:span><text:span text:style-name="T55"> / num2</text:span></text:p>
      <text:p text:style-name="P43"><text:span text:style-name="T8">-</text:span><text:span text:style-name="T26">&gt; !, &amp;&amp;, ||</text:span><text:span text:style-name="T134"> - logical operators: not, and, or</text:span></text:p>
      <text:p text:style-name="P10"><text:tab/><text:span text:style-name="T62">w</text:span><text:span text:style-name="T63">ithin_bounds = (num &gt; lower &amp;&amp; num &lt; upper)</text:span><text:span text:style-name="T87"> -</text:span><text:span text:style-name="T88"> important parenthesis </text:span><text:span text:style-name="T89">for <text:tab/><text:tab/>logical expressions</text:span></text:p>
      <text:p text:style-name="P10"><text:span text:style-name="T37">-</text:span><text:span text:style-name="T39">&gt; if, else if, else</text:span><text:span text:style-name="T91"> – conditionals</text:span></text:p>
      <text:p text:style-name="P24"><text:span text:style-name="T91"><text:tab/>if (expr) {...;}</text:span></text:p>
      <text:p text:style-name="P24"><text:span text:style-name="T91"><text:tab/>else if (expr) {...;}</text:span></text:p>
      <text:p text:style-name="P25"><text:span text:style-name="T86"><text:tab/>else {...;}</text:span></text:p>
      <text:p text:style-name="P12"><text:span text:style-name="T32">-</text:span><text:span text:style-name="T41">&gt; </text:span><text:span text:style-name="T42">(cond_expr) ? expr1 : expr2</text:span><text:span text:style-name="T94"> - </text:span><text:span text:style-name="T95">short form of ‘if’ statement</text:span></text:p>
      <text:p text:style-name="P26"><text:span text:style-name="T95"><text:tab/></text:span><text:span text:style-name="T94">cout &lt;&lt; num &lt;&lt; " is " &lt;&lt; ( (num %2 ==0) ? "even" : "odd" <text:s/>) &lt;&lt; endl;</text:span></text:p>
      <text:p text:style-name="P11"><text:span text:style-name="T37">-</text:span><text:span text:style-name="T40">&gt; switch </text:span><text:span text:style-name="T82">–</text:span><text:span text:style-name="T92"> used for multiply if statements</text:span></text:p>
      <text:p text:style-name="P33"><text:span text:style-name="T6"><text:tab/>switch</text:span>(expression) {</text:p>
      <text:p text:style-name="P34"><text:tab/> <text:s text:c="2"/><text:tab/><text:span text:style-name="T6">case</text:span> constant-expression:</text:p>
      <text:p text:style-name="P34"><text:s text:c="6"/><text:tab/><text:tab/>statement(s);</text:p>
      <text:p text:style-name="P34"><text:s text:c="6"/><text:tab/><text:tab/><text:span text:style-name="T6">break</text:span>; <text:tab/>//optional</text:p>
      <text:p text:style-name="P34"><text:s text:c="3"/><text:tab/><text:tab/>// you can have any number of case statements.</text:p>
      <text:p text:style-name="P34"><text:s text:c="3"/><text:tab/><text:tab/><text:span text:style-name="T6">default</text:span>: <text:tab/><text:tab/>//Optional</text:p>
      <text:p text:style-name="P34"><text:s text:c="6"/><text:tab/><text:tab/>statement(s);<text:tab/>}</text:p>
      <text:p text:style-name="P11"><text:span text:style-name="T37">-</text:span><text:span text:style-name="T38">&gt; for (int i = 0; i &lt; n; i++){...;}</text:span><text:span text:style-name="T90"> - basic for loop</text:span></text:p>
      <text:p text:style-name="P35"><text:tab/>for (int i {1}<text:span text:style-name="T6">,</text:span> j {5} ; i &lt;= 5; ++i<text:span text:style-name="T6">,</text:span> ++j) {</text:p>
      <text:p text:style-name="P35"><text:tab/><text:tab/>cout &lt;&lt; i &lt;&lt; “ * “ &lt;&lt; j &lt;&lt; “ : “ &lt;&lt; (i * j) &lt;&lt; endl;</text:p>
      <text:p text:style-name="P35"><text:span text:style-name="T87"><text:tab/>}</text:span></text:p>
      <text:p text:style-name="P31"><text:span text:style-name="T43">-</text:span><text:span text:style-name="T44">&gt; </text:span><text:span text:style-name="T45">for (var_type var_name: sequence) {...;</text:span><text:span text:style-name="T31">}</text:span><text:span text:style-name="T75"> - range-based for loops</text:span></text:p>
      <text:p text:style-name="P29"><text:span text:style-name="T75"><text:tab/></text:span><text:span text:style-name="T76">for (</text:span><text:span text:style-name="T79">auto</text:span><text:span text:style-name="T77">/</text:span><text:span text:style-name="T80">int</text:span><text:span text:style-name="T76"> score : scores) </text:span></text:p>
      <text:p text:style-name="P27"><text:span text:style-name="T75"><text:tab/><text:tab/>cout &lt;&lt; score &lt;&lt; endl;</text:span></text:p>
      <text:p text:style-name="P32"><text:span text:style-name="T43">-</text:span><text:span text:style-name="T46">&gt; </text:span><text:span text:style-name="T47">while (expression) {...;</text:span><text:span text:style-name="T46">}</text:span><text:span text:style-name="T107"> </text:span><text:span text:style-name="T120">- basic while loop</text:span></text:p>
      <text:p text:style-name="P32"><text:span text:style-name="T46">-&gt; </text:span><text:span text:style-name="T48">do {...;</text:span><text:span text:style-name="T46">} while (expression);</text:span><text:span text:style-name="T120"> - basic do-while loop</text:span></text:p>
      <text:p text:style-name="P30"><text:span text:style-name="T87"><text:tab/></text:span><text:span text:style-name="T96">int number {};</text:span></text:p>
      <text:p text:style-name="P36"><text:tab/><text:tab/>do {</text:p>
      <text:p text:style-name="P36"><text:tab/><text:tab/><text:tab/>cout &lt;&lt; “Enter an integer between 1 and 5: “;</text:p>
      <text:p text:style-name="P36"><text:tab/><text:tab/><text:tab/>cin &gt;&gt; number;</text:p>
      <text:p text:style-name="P28"><text:span text:style-name="T87"><text:tab/><text:tab/>} while (number &lt;= 1 || number &gt;= 5);</text:span></text:p>
      <text:p text:style-name="P23"><text:span text:style-name="T104"/></text:p>
      <text:p text:style-name="P23"><text:span text:style-name="T104"/></text:p>
      <text:p text:style-name="P6">1) variables:</text:p>
      <text:p text:style-name="P13"/>
      <text:p text:style-name="P39"><text:span text:style-name="T18">-</text:span><text:span text:style-name="T19">&gt; </text:span><text:span text:style-name="T18">int age;</text:span><text:span text:style-name="T111"> - uninitiliazed </text:span><text:span text:style-name="T112">(not a good practice)</text:span></text:p>
      <text:p text:style-name="P38"><text:span text:style-name="T19">-&gt; </text:span><text:span text:style-name="T18">int age = 21; </text:span><text:span text:style-name="T111">- C-like initilization</text:span></text:p>
      <text:p text:style-name="P38"><text:span text:style-name="T18">-</text:span><text:span text:style-name="T19">&gt; </text:span><text:span text:style-name="T18">int age (21); </text:span><text:span text:style-name="T111">- Constructor initilization</text:span></text:p>
      <text:p text:style-name="P38"><text:span text:style-name="T18">-</text:span><text:span text:style-name="T19">&gt; </text:span><text:span text:style-name="T18">int age {21}; </text:span><text:span text:style-name="T111">- c++11 list initilization syntax; helps to catch an error, <text:tab/></text:span><text:span text:style-name="T61">recommended</text:span><text:span text:style-name="T111"> <text:tab/></text:span></text:p>
      <text:p text:style-name="P41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41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41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41"><text:soft-page-break/><text:span text:style-name="T8">-</text:span><text:span text:style-name="T19">&gt; </text:span><text:span text:style-name="T8">unsigned/signed long long int </text:span><text:span text:style-name="T114"># at least 64 bits</text:span></text:p>
      <text:p text:style-name="P40"><text:span text:style-name="T8">-</text:span><text:span text:style-name="T19">&gt; </text:span><text:span text:style-name="T8">float</text:span> – 7 decimal digits</text:p>
      <text:p text:style-name="P39"><text:span text:style-name="T20">-</text:span><text:span text:style-name="T19">&gt; </text:span><text:span text:style-name="T20">double</text:span><text:span text:style-name="T127"> – 15 decimal digits</text:span></text:p>
      <text:p text:style-name="P40"><text:span text:style-name="T8">-</text:span><text:span text:style-name="T19">&gt; </text:span><text:span text:style-name="T8">long double</text:span><text:span text:style-name="T7"> </text:span>– 19 decimal digits</text:p>
      <text:p text:style-name="P40"><text:span text:style-name="T8">-</text:span><text:span text:style-name="T21">&gt; bool </text:span><text:span text:style-name="T128">– true/false</text:span></text:p>
      <text:p text:style-name="Preformatted_20_Text"/>
      <text:p text:style-name="Preformatted_20_Text"/>
      <text:p text:style-name="P7">a) climits:</text:p>
      <text:p text:style-name="P14"/>
      <text:p text:style-name="P16">-<text:span text:style-name="T130">&gt; #include &lt;climits&gt;</text:span></text:p>
      <text:p text:style-name="P14"><text:span text:style-name="T8">-&gt; INT_MIN / INT_MAX </text:span>– minimum, maximum value of variable. Other popular <text:tab/>possibilities: CHAR, SHRT, LONG)</text:p>
      <text:p text:style-name="P20"/>
      <text:p text:style-name="P20"/>
      <text:p text:style-name="Preformatted_20_Text">a) cmath:</text:p>
      <text:p text:style-name="Preformatted_20_Text"/>
      <text:p text:style-name="Preformatted_20_Text">- pow</text:p>
      <text:p text:style-name="Preformatted_20_Text">- log2</text:p>
      <text:p text:style-name="Preformatted_20_Text">- sqrt</text:p>
      <text:p text:style-name="Preformatted_20_Text">- ceil</text:p>
      <text:p text:style-name="Preformatted_20_Text">- floor</text:p>
      <text:p text:style-name="Preformatted_20_Text">- sin</text:p>
      <text:p text:style-name="Preformatted_20_Text">- cos</text:p>
      <text:p text:style-name="Preformatted_20_Text">- tan</text:p>
      <text:p text:style-name="Preformatted_20_Text">- abs</text:p>
      <text:p text:style-name="Preformatted_20_Text"/>
      <text:p text:style-name="P4">b) iostream:</text:p>
      <text:p text:style-name="P22"/>
      <text:p text:style-name="P18">-<text:span text:style-name="T133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97">– insert “\n”</text:span></text:p>
      <text:p text:style-name="Preformatted_20_Text"/>
      <text:p text:style-name="P8">c) iomanip:</text:p>
      <text:p text:style-name="P44"><text:span text:style-name="T8">-</text:span><text:span text:style-name="T25">&gt; </text:span><text:span text:style-name="T8">std::boolalpha</text:span> # will display true/false</text:p>
      <text:p text:style-name="P44"><text:span text:style-name="T8">-</text:span><text:span text:style-name="T25">&gt; </text:span><text:span text:style-name="T8">std::noboolalpha</text:span><text:span text:style-name="T3"> </text:span># will display 1/0</text:p>
      <text:p text:style-name="P21"/>
      <text:p text:style-name="Preformatted_20_Text"/>
      <text:p text:style-name="Preformatted_20_Text">c) cctype:</text:p>
      <text:p text:style-name="Preformatted_20_Text">- isalnum</text:p>
      <text:p text:style-name="Preformatted_20_Text">- isalpha</text:p>
      <text:p text:style-name="Preformatted_20_Text">- isdigit</text:p>
      <text:p text:style-name="Preformatted_20_Text">- islower</text:p>
      <text:p text:style-name="Preformatted_20_Text">- isprint</text:p>
      <text:p text:style-name="Preformatted_20_Text">- ispunct</text:p>
      <text:p text:style-name="Preformatted_20_Text">- isspace</text:p>
      <text:p text:style-name="Preformatted_20_Text">- isupper</text:p>
      <text:p text:style-name="Preformatted_20_Text">- tolower</text:p>
      <text:p text:style-name="Preformatted_20_Text">- toupper</text:p>
      <text:p text:style-name="Preformatted_20_Text"/>
      <text:p text:style-name="Preformatted_20_Text">d) string:</text:p>
      <text:p text:style-name="Preformatted_20_Text">- at</text:p>
      <text:p text:style-name="Preformatted_20_Text">- front</text:p>
      <text:p text:style-name="Preformatted_20_Text">- str.back()</text:p>
      <text:p text:style-name="Preformatted_20_Text">- empty</text:p>
      <text:p text:style-name="Preformatted_20_Text">- length/size</text:p>
      <text:p text:style-name="Preformatted_20_Text">- clear</text:p>
      <text:p text:style-name="Preformatted_20_Text">- insert</text:p>
      <text:p text:style-name="Preformatted_20_Text">- erase</text:p>
      <text:p text:style-name="Preformatted_20_Text">- push_back</text:p>
      <text:p text:style-name="Preformatted_20_Text">- str.pop_back()</text:p>
      <text:p text:style-name="Preformatted_20_Text">- append</text:p>
      <text:p text:style-name="Preformatted_20_Text">- compare</text:p>
      <text:p text:style-name="Preformatted_20_Text">- replace</text:p>
      <text:p text:style-name="Preformatted_20_Text"><text:soft-page-break/>- substr</text:p>
      <text:p text:style-name="Preformatted_20_Text">- find</text:p>
      <text:p text:style-name="Preformatted_20_Text">- rfind</text:p>
      <text:p text:style-name="Preformatted_20_Text">- std::string::npos</text:p>
      <text:p text:style-name="Preformatted_20_Text">- stoi</text:p>
      <text:p text:style-name="Preformatted_20_Text">- stol</text:p>
      <text:p text:style-name="Preformatted_20_Text">- stof</text:p>
      <text:p text:style-name="Preformatted_20_Text">- stod</text:p>
      <text:p text:style-name="Preformatted_20_Text">- to_string</text:p>
      <text:p text:style-name="Preformatted_20_Text">- getline</text:p>
      <text:p text:style-name="Preformatted_20_Text"/>
      <text:p text:style-name="Preformatted_20_Text">e) iterator:</text:p>
      <text:p text:style-name="Preformatted_20_Text">- begin / rbegin</text:p>
      <text:p text:style-name="Preformatted_20_Text">- end / rend</text:p>
      <text:p text:style-name="Preformatted_20_Text">- advance</text:p>
      <text:p text:style-name="Preformatted_20_Text">- next</text:p>
      <text:p text:style-name="Preformatted_20_Text">- prev</text:p>
      <text:p text:style-name="Preformatted_20_Text">- back_inserter</text:p>
      <text:p text:style-name="Preformatted_20_Text">- front_inserter</text:p>
      <text:p text:style-name="Preformatted_20_Text"/>
      <text:p text:style-name="Preformatted_20_Text">f) algorithm</text:p>
      <text:p text:style-name="Preformatted_20_Text">- sort </text:p>
      <text:p text:style-name="Preformatted_20_Text">- remove</text:p>
      <text:p text:style-name="Preformatted_20_Text">- set_intersection</text:p>
      <text:p text:style-name="Preformatted_20_Text"/>
      <text:p text:style-name="P4">g) vector</text:p>
      <text:p text:style-name="P4"/>
      <text:p text:style-name="P15">-<text:span text:style-name="T130">&gt; #include &lt;vector&gt;</text:span></text:p>
      <text:p text:style-name="P17">-<text:span text:style-name="T131">&gt; std::vector&lt;int&gt; v {10, 0}; </text:span><text:span text:style-name="T115">- l</text:span><text:span text:style-name="T118">ist</text:span><text:span text:style-name="T115"> initialization, out: 2 elements {10, 0}</text:span></text:p>
      <text:p text:style-name="P19"><text:span text:style-name="T8">-</text:span><text:span text:style-name="T23">&gt; std::vector&lt;int&gt; v (10, 0); </text:span><text:span text:style-name="T115">- constructor initialization, out: 10 elements <text:tab/>initialized to 0</text:span></text:p>
      <text:p text:style-name="P47"><text:span text:style-name="T33">-</text:span><text:span text:style-name="T34">&gt; v</text:span><text:span text:style-name="T33">.at(element_index)</text:span><text:span text:style-name="T4"> -</text:span><text:span text:style-name="T85"> method to access a vector element</text:span></text:p>
      <text:p text:style-name="P47"><text:span text:style-name="T33">-</text:span><text:span text:style-name="T34">&gt; v</text:span><text:span text:style-name="T33">.front()</text:span><text:span text:style-name="T98"> -</text:span><text:span text:style-name="T121"> </text:span><text:span text:style-name="T122">r</text:span><text:span text:style-name="T121">eference to the first element in the vector</text:span></text:p>
      <text:p text:style-name="P47"><text:span text:style-name="T33">-</text:span><text:span text:style-name="T34">&gt; v</text:span><text:span text:style-name="T33">.b</text:span><text:span text:style-name="T35">ack</text:span><text:span text:style-name="T33">()</text:span><text:span text:style-name="T99"> </text:span><text:span text:style-name="T98">-</text:span><text:span text:style-name="T121"> </text:span><text:span text:style-name="T122">r</text:span><text:span text:style-name="T121">eference to the l</text:span><text:span text:style-name="T123">ast</text:span><text:span text:style-name="T121"> element in the vector</text:span></text:p>
      <text:p text:style-name="P48"><text:span text:style-name="T124">-</text:span><text:span text:style-name="T36">&gt; </text:span><text:span text:style-name="T33">v.size()</text:span><text:span text:style-name="T4"> </text:span><text:span text:style-name="T119">- return length of the vector as size_type</text:span></text:p>
      <text:p text:style-name="P42"><text:span text:style-name="T8">-</text:span><text:span text:style-name="T24">&gt; </text:span><text:span text:style-name="T8">v.empty()</text:span><text:span text:style-name="T3"> -</text:span><text:span text:style-name="T114"> </text:span><text:span text:style-name="T116">c</text:span><text:span text:style-name="T114">hecks if the container has no elements</text:span></text:p>
      <text:p text:style-name="P42"><text:span text:style-name="T8">-</text:span><text:span text:style-name="T24">&gt; </text:span><text:span text:style-name="T8">v.push_back(element)</text:span><text:span text:style-name="T114"> - add a new element to the end of the list</text:span></text:p>
      <text:p text:style-name="P42"><text:span text:style-name="T8">-</text:span><text:span text:style-name="T24">&gt; </text:span><text:span text:style-name="T8">v.pop_back() -</text:span><text:span text:style-name="T114"> </text:span><text:span text:style-name="T117">r</text:span><text:span text:style-name="T114">emoves the last element in the vector, effectively <text:tab/>reducing <text:tab/>the container size by one</text:span></text:p>
      <text:p text:style-name="P49"><text:span text:style-name="T7">-</text:span><text:span text:style-name="T52">&gt; </text:span><text:span text:style-name="T7">v.clear()</text:span><text:span text:style-name="T114"> - erase all elements from the contain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1:05:24.184831040</dc:date>
    <meta:editing-duration>PT1H43M46S</meta:editing-duration>
    <meta:editing-cycles>31</meta:editing-cycles>
    <meta:generator>LibreOffice/6.4.3.2$Linux_X86_64 LibreOffice_project/40$Build-2</meta:generator>
    <meta:document-statistic meta:table-count="0" meta:image-count="0" meta:object-count="0" meta:page-count="3" meta:paragraph-count="140" meta:word-count="707" meta:character-count="3836" meta:non-whitespace-character-count="3166"/>
  </office:meta>
</office:document-meta>
</file>